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3.75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ntract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/>
          <table:table-cell table:style-name="ce3" office:value-type="string" calcext:value-type="string">
            <text:p>Attack Txs (hash/block)</text:p>
          </table:table-cell>
        </table:table-row>
        <table:table-row table:style-name="ro1"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BECToken</text:p>
          </table:table-cell>
          <table:table-cell table:style-name="ce4" office:value-type="string" calcext:value-type="string">
            <text:p>0xc5d105e63711398af9bbff092d4b6769c82f793d</text:p>
          </table:table-cell>
        </table:table-row>
        <table:table-row table:style-name="ro1">
          <table:table-cell/>
          <table:table-cell office:value-type="string" calcext:value-type="string">
            <text:p>0xad89ff16fd1ebe3a0a7cf4ed282302c06626c1af33221ebe0d3a470aba4a660f (5483643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KotET</text:p>
          </table:table-cell>
          <table:table-cell table:style-name="ce2" office:value-type="string" calcext:value-type="string">
            <text:p>0xb336a86e2feb1e87a328fcb7dd4d04de3df254d0</text:p>
          </table:table-cell>
        </table:table-row>
        <table:table-row table:style-name="ro1">
          <table:table-cell table:style-name="ce2"/>
          <table:table-cell office:value-type="string" calcext:value-type="string">
            <text:p>0x6d41b1d3e9b01efc0cc63b5c7ee162bccffe5af00fba3940850b09bfcbee0c9e (967395)</text:p>
          </table:table-cell>
        </table:table-row>
        <table:table-row table:style-name="ro1">
          <table:table-cell table:style-name="ce2"/>
          <table:table-cell office:value-type="string" calcext:value-type="string">
            <text:p>0xf79a26ed0d66a4f3d374bb67f2a605bf0b8f69bd764c16ce880fb782ab3b4500 (969205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TheDAO</text:p>
          </table:table-cell>
          <table:table-cell table:style-name="ce2" office:value-type="string" calcext:value-type="string">
            <text:p>0xc0ee9db1a9e07ca63e4ff0d5fb6f86bf68d47b89</text:p>
          </table:table-cell>
        </table:table-row>
        <table:table-row table:style-name="ro1">
          <table:table-cell/>
          <table:table-cell office:value-type="string" calcext:value-type="string">
            <text:p>0x272bf8d646ca142c0b760ac6fe9b8b8747aefa62bb987f3428bbe0fd8b2e6e74 (1719601)</text:p>
          </table:table-cell>
        </table:table-row>
        <table:table-row table:style-name="ro1">
          <table:table-cell/>
          <table:table-cell office:value-type="string" calcext:value-type="string">
            <text:p>0xb44adde66b9caa1c79e7ae9dc0b414e921cff6c77599ab8ae8b12ff9cc8ad137 (1719606)</text:p>
          </table:table-cell>
        </table:table-row>
        <table:table-row table:style-name="ro1">
          <table:table-cell/>
          <table:table-cell office:value-type="string" calcext:value-type="string">
            <text:p>0xc8ba01986a7e53a34c503edeebf747069d78895e99ac832c61bb6f2534c88b74 (1719608)</text:p>
          </table:table-cell>
        </table:table-row>
        <table:table-row table:style-name="ro1">
          <table:table-cell/>
          <table:table-cell office:value-type="string" calcext:value-type="string">
            <text:p>0xc5b8151a3e5e8374f0c980764e0e3825cddf59492d6440ce3d6cf04061399464 (1719611)</text:p>
          </table:table-cell>
        </table:table-row>
        <table:table-row table:style-name="ro1">
          <table:table-cell/>
          <table:table-cell office:value-type="string" calcext:value-type="string">
            <text:p>0x1da09a4dab0663df6d1835d12f634ab42b861ef58b2d0e803ad2147c86f8abe8 (1719613)</text:p>
          </table:table-cell>
        </table:table-row>
        <table:table-row table:style-name="ro1">
          <table:table-cell/>
          <table:table-cell office:value-type="string" calcext:value-type="string">
            <text:p>0xc8ce1eeccfd5956967f8cf2d9488475d8c900f457bd208ab869128df8254bbb5 (1719616)</text:p>
          </table:table-cell>
        </table:table-row>
        <table:table-row table:style-name="ro1">
          <table:table-cell/>
          <table:table-cell office:value-type="string" calcext:value-type="string">
            <text:p>0x403176cb9157f4c07a7107c88a0fc7d847bc05f0e1ee26ee360b9d963a901bf1 (1719620)</text:p>
          </table:table-cell>
        </table:table-row>
        <table:table-row table:style-name="ro1">
          <table:table-cell/>
          <table:table-cell office:value-type="string" calcext:value-type="string">
            <text:p>0x96fd3a45a11b751d1f5113aeb275209d3383866cf3434e7715e4619f04348467 (1719623)</text:p>
          </table:table-cell>
        </table:table-row>
        <table:table-row table:style-name="ro1">
          <table:table-cell/>
          <table:table-cell office:value-type="string" calcext:value-type="string">
            <text:p>0xb34f615d75fe38ca05f875587d2d02200605a0d21bce9ffe1cf442b4e7a454ce (1719625)</text:p>
          </table:table-cell>
        </table:table-row>
        <table:table-row table:style-name="ro1">
          <table:table-cell/>
          <table:table-cell office:value-type="string" calcext:value-type="string">
            <text:p>0x39ae1cd25e367be31014edb4927e1bf42222aaf95229f602a71070e3ebdd00f0 (1719628)</text:p>
          </table:table-cell>
        </table:table-row>
        <table:table-row table:style-name="ro1">
          <table:table-cell/>
          <table:table-cell office:value-type="string" calcext:value-type="string">
            <text:p>0x99cd40ccfb3cc482369dd072d4018298c14fd0f93fa566cf88d18a6b9f156011 (1719630)</text:p>
          </table:table-cell>
        </table:table-row>
        <table:table-row table:style-name="ro1">
          <table:table-cell/>
          <table:table-cell office:value-type="string" calcext:value-type="string">
            <text:p>0x521dc5d1c5cd3d4d4a44e8258503b6fb2ed24b3b20ba166dc1f539552e178f63 (1719632)</text:p>
          </table:table-cell>
        </table:table-row>
        <table:table-row table:style-name="ro1">
          <table:table-cell/>
          <table:table-cell office:value-type="string" calcext:value-type="string">
            <text:p>0x96a8164601243ff01317f0dc4fc1de67918d89e59ef5ecf13fa2c2d0ff33572a (1719635)</text:p>
          </table:table-cell>
        </table:table-row>
        <table:table-row table:style-name="ro1">
          <table:table-cell/>
          <table:table-cell office:value-type="string" calcext:value-type="string">
            <text:p>0xcd43181dcb6ddd51c36b3e7db0ea7c90de691e348db5ac2f488c1a9059ccbc36 (1719638)</text:p>
          </table:table-cell>
        </table:table-row>
        <table:table-row table:style-name="ro1">
          <table:table-cell/>
          <table:table-cell office:value-type="string" calcext:value-type="string">
            <text:p>0x2844c4f942ad48816bc23aa0a792afc80b0e0eb7b81e255014fc7e08d413d66b (1719640)</text:p>
          </table:table-cell>
        </table:table-row>
        <table:table-row table:style-name="ro1">
          <table:table-cell/>
          <table:table-cell office:value-type="string" calcext:value-type="string">
            <text:p>0xdeeb0d0a0ad337d6db70c65c3bab677e64baf37114d1975d1adbc2098adc56fd (1719644)</text:p>
          </table:table-cell>
        </table:table-row>
        <table:table-row table:style-name="ro1">
          <table:table-cell/>
          <table:table-cell office:value-type="string" calcext:value-type="string">
            <text:p>0x11792981fae453ef82802d1083e6929cc7e68d37d82bcc1ad1ad68d4d07eb145 (1719646)</text:p>
          </table:table-cell>
        </table:table-row>
        <table:table-row table:style-name="ro1">
          <table:table-cell/>
          <table:table-cell office:value-type="string" calcext:value-type="string">
            <text:p>0x62e4ff7d87848562068f3821d5b8fcc2ea433c41dc07290ca59d4afeb06d0238 (1719649)</text:p>
          </table:table-cell>
        </table:table-row>
        <table:table-row table:style-name="ro1">
          <table:table-cell/>
          <table:table-cell office:value-type="string" calcext:value-type="string">
            <text:p>0x154ccce47e5bae52aeeb5372b16c102e8e8dded0152cac70b53a2fca4b940bd4 (1719653)</text:p>
          </table:table-cell>
        </table:table-row>
        <table:table-row table:style-name="ro1">
          <table:table-cell/>
          <table:table-cell office:value-type="string" calcext:value-type="string">
            <text:p>0x6c9e821c48cd6fbaccecc79b4c1e29c93ae1e89f90da515918e6d53fa20e0a3a (1719655)</text:p>
          </table:table-cell>
        </table:table-row>
        <table:table-row table:style-name="ro1">
          <table:table-cell/>
          <table:table-cell office:value-type="string" calcext:value-type="string">
            <text:p>0x28ec7a2516a9f59e3784f4203dbaa0663ad18c5bd1a03dff2c40aaa98bbf1ee2 (1719659)</text:p>
          </table:table-cell>
        </table:table-row>
        <table:table-row table:style-name="ro1">
          <table:table-cell table:style-name="ce2"/>
          <table:table-cell office:value-type="string" calcext:value-type="string">
            <text:p>0xcb392fd81168e73775c3fd139d60165605c83ccd87599514f9863fb132d49906 (1719661)</text:p>
          </table:table-cell>
        </table:table-row>
        <table:table-row table:style-name="ro1">
          <table:table-cell/>
          <table:table-cell office:value-type="string" calcext:value-type="string">
            <text:p>0xcc37768581a26018ee03ab6630a5af57edd63aeeb1c9079947c3296c7993d1dc (1719663)</text:p>
          </table:table-cell>
        </table:table-row>
        <table:table-row table:style-name="ro1">
          <table:table-cell/>
          <table:table-cell office:value-type="string" calcext:value-type="string">
            <text:p>0xa8cfdba09714838e76117cdda934c13ff3cfa666eb8fd449e5fdd096d981b831 (1719672)</text:p>
          </table:table-cell>
        </table:table-row>
        <table:table-row table:style-name="ro1">
          <table:table-cell/>
          <table:table-cell office:value-type="string" calcext:value-type="string">
            <text:p>0x0ca9a6435abc9304fa73ed9969e39a54899fabc71e581f910054ed314885fd62 (1719674)</text:p>
          </table:table-cell>
        </table:table-row>
        <table:table-row table:style-name="ro1">
          <table:table-cell/>
          <table:table-cell office:value-type="string" calcext:value-type="string">
            <text:p>0xe5ba443366d3af8c19b9b1664de5ab85b1f80b29d13be23ffd3deec207e973c6 (1719676)</text:p>
          </table:table-cell>
        </table:table-row>
        <table:table-row table:style-name="ro1">
          <table:table-cell/>
          <table:table-cell office:value-type="string" calcext:value-type="string">
            <text:p>0x6d31b3d4a3d648b789c29b3b365fda17efc6a3da6736a99fa71fde3b2c5d4b84 (1719678)</text:p>
          </table:table-cell>
        </table:table-row>
        <table:table-row table:style-name="ro1">
          <table:table-cell/>
          <table:table-cell office:value-type="string" calcext:value-type="string">
            <text:p>0x515c2477a981399078f99789b5ba5f3d0a74eb0d2d12dea6240dab01fb2566b6 (1719681)</text:p>
          </table:table-cell>
        </table:table-row>
        <table:table-row table:style-name="ro1">
          <table:table-cell/>
          <table:table-cell office:value-type="string" calcext:value-type="string">
            <text:p>0x849307c42ba75a7e1d64737552636895952911c7abce0c8fd0c0c3e552c05d0b (1719685)</text:p>
          </table:table-cell>
        </table:table-row>
        <table:table-row table:style-name="ro1">
          <table:table-cell/>
          <table:table-cell office:value-type="string" calcext:value-type="string">
            <text:p>0x0889c781157b01cafe4827245d88373391fa36d568f8b578c2e89616a0851456 (1719688)</text:p>
          </table:table-cell>
        </table:table-row>
        <table:table-row table:style-name="ro1">
          <table:table-cell/>
          <table:table-cell office:value-type="string" calcext:value-type="string">
            <text:p>0xd32ef7c938e1d79fc0820bc9bd1a5ec07b5c9e6ea720bc180a73e6ab0cee84ff (1719690)</text:p>
          </table:table-cell>
        </table:table-row>
        <table:table-row table:style-name="ro1">
          <table:table-cell/>
          <table:table-cell office:value-type="string" calcext:value-type="string">
            <text:p>0xc5a9d2be5a0516b1d42bad5ad2542b866b0421eba28410b9d0dc441694359d2b (1719692)</text:p>
          </table:table-cell>
        </table:table-row>
        <table:table-row table:style-name="ro1">
          <table:table-cell/>
          <table:table-cell office:value-type="string" calcext:value-type="string">
            <text:p>0xbf5adc465cd662801529a2426d8887d9567b5670679e6ff144763cfe28e70896 (1719694)</text:p>
          </table:table-cell>
        </table:table-row>
        <table:table-row table:style-name="ro1">
          <table:table-cell/>
          <table:table-cell office:value-type="string" calcext:value-type="string">
            <text:p>0x845baaa06e85cd72a44b2b64729aa44fe2e3f430b8c4ee88f36d7b06af2baee6 (1719696)</text:p>
          </table:table-cell>
        </table:table-row>
        <table:table-row table:style-name="ro1">
          <table:table-cell/>
          <table:table-cell office:value-type="string" calcext:value-type="string">
            <text:p>0xbb44a72b1d02920f2ce5dadbe45e4a92f6dbd22d9bf41248487ee456c3ef2896 (1719698)</text:p>
          </table:table-cell>
        </table:table-row>
        <table:table-row table:style-name="ro1">
          <table:table-cell table:style-name="ce2"/>
          <table:table-cell office:value-type="string" calcext:value-type="string">
            <text:p>0xcaa0e5a16c1c6bb3c6bd91edc0d553d68701792f0c9162c468af47759a198422 (1719700)</text:p>
          </table:table-cell>
        </table:table-row>
        <table:table-row table:style-name="ro1">
          <table:table-cell/>
          <table:table-cell office:value-type="string" calcext:value-type="string">
            <text:p>0x46926b974bbc15a474276c6749b3a6a34c417996cd0838cf608f801fb328d084 (1719703)</text:p>
          </table:table-cell>
        </table:table-row>
        <table:table-row table:style-name="ro1">
          <table:table-cell/>
          <table:table-cell office:value-type="string" calcext:value-type="string">
            <text:p>0x7a0a109406c16561f269d111b5a768b123b3b225a67af7d81fed99e71a91d92c (1719705)</text:p>
          </table:table-cell>
        </table:table-row>
        <table:table-row table:style-name="ro1">
          <table:table-cell/>
          <table:table-cell office:value-type="string" calcext:value-type="string">
            <text:p>0xc0c56ece00d4c90b7675fb5f7ffe55ca78a8c1bb5bae6e34511cfa8d9eb4b278 (1719707)</text:p>
          </table:table-cell>
        </table:table-row>
        <table:table-row table:style-name="ro1">
          <table:table-cell/>
          <table:table-cell office:value-type="string" calcext:value-type="string">
            <text:p>0x42ce0880833417669d16fea9dd5ce5aa4094832a4dbaed50e7c97860f4a37a22 (1719710)</text:p>
          </table:table-cell>
        </table:table-row>
        <table:table-row table:style-name="ro1">
          <table:table-cell/>
          <table:table-cell office:value-type="string" calcext:value-type="string">
            <text:p>0xb717a196ef8a20dd1cd91835fd2287704b5edbea7f15483d95f8a231c050118d (1719713)</text:p>
          </table:table-cell>
        </table:table-row>
        <table:table-row table:style-name="ro1">
          <table:table-cell/>
          <table:table-cell office:value-type="string" calcext:value-type="string">
            <text:p>0x40f28080568bd50a1f6e585fc6a51e682617258c6c25a4b3d535fc1c1579d05e (1719716)</text:p>
          </table:table-cell>
        </table:table-row>
        <table:table-row table:style-name="ro1">
          <table:table-cell/>
          <table:table-cell office:value-type="string" calcext:value-type="string">
            <text:p>0x5d9a6b2c11da01ca27f4b9f4d84f89c42e3c1920a7f1846d41934f955c390c02 (1719720)</text:p>
          </table:table-cell>
        </table:table-row>
        <table:table-row table:style-name="ro1">
          <table:table-cell/>
          <table:table-cell office:value-type="string" calcext:value-type="string">
            <text:p>0x3fbba9327890f93d9f2b17ba60242c17519eeffc2fee8e5399796d332e43d40c (1719723)</text:p>
          </table:table-cell>
        </table:table-row>
        <table:table-row table:style-name="ro1">
          <table:table-cell/>
          <table:table-cell office:value-type="string" calcext:value-type="string">
            <text:p>0x8bc85786ecc027dc97a18cabd13d6ee598cf19f723026ce036b122c7c58c06f0 (1719725)</text:p>
          </table:table-cell>
        </table:table-row>
        <table:table-row table:style-name="ro1">
          <table:table-cell/>
          <table:table-cell office:value-type="string" calcext:value-type="string">
            <text:p>0xe73ec22cca738a16e2ee9c654a049de379b45b6e0cfa183b75d65228af736db6 (1719727)</text:p>
          </table:table-cell>
        </table:table-row>
        <table:table-row table:style-name="ro1">
          <table:table-cell/>
          <table:table-cell office:value-type="string" calcext:value-type="string">
            <text:p>0x5eb3d99125b77a9ba66f2ec55e6c5d77a210cbe948a32d1a2912c712484ec3d6 (1719732)</text:p>
          </table:table-cell>
        </table:table-row>
        <table:table-row table:style-name="ro1">
          <table:table-cell/>
          <table:table-cell office:value-type="string" calcext:value-type="string">
            <text:p>0x95ecf50ad7de285e0184b2ba021e6716d2875594b6763058625a290d9c8e4127 (1719735)</text:p>
          </table:table-cell>
        </table:table-row>
        <table:table-row table:style-name="ro1">
          <table:table-cell/>
          <table:table-cell office:value-type="string" calcext:value-type="string">
            <text:p>0x3e8210782163fcf4b7625025091db93cd07afa0658008177b65483861c136649 (1719738)</text:p>
          </table:table-cell>
        </table:table-row>
        <table:table-row table:style-name="ro1">
          <table:table-cell/>
          <table:table-cell office:value-type="string" calcext:value-type="string">
            <text:p>0x95adeb9c2f4de5ee6ca40374c0e899a89620becb90d12c1693ad239500e9ff90 (1719741)</text:p>
          </table:table-cell>
        </table:table-row>
        <table:table-row table:style-name="ro1">
          <table:table-cell/>
          <table:table-cell office:value-type="string" calcext:value-type="string">
            <text:p>0x827820030dc7cb132b17a952f9e039d68c7bd4bc6875e9d49ae6f8913b545077 (1719745)</text:p>
          </table:table-cell>
        </table:table-row>
        <table:table-row table:style-name="ro1">
          <table:table-cell/>
          <table:table-cell office:value-type="string" calcext:value-type="string">
            <text:p>0x6428d810f1c8920c7957484b6ddbd2951489fb11e963e636e1941e57bdb5ea22 (1719748)</text:p>
          </table:table-cell>
        </table:table-row>
        <table:table-row table:style-name="ro1">
          <table:table-cell/>
          <table:table-cell office:value-type="string" calcext:value-type="string">
            <text:p>0xe0c59f28d4aeab2b9faa68a847e8e805095694afb16363682407c870bf0d2eb2 (1719755)</text:p>
          </table:table-cell>
        </table:table-row>
        <table:table-row table:style-name="ro1">
          <table:table-cell/>
          <table:table-cell office:value-type="string" calcext:value-type="string">
            <text:p>0x2e204c23f784436e1831349d1aaa4ff47a6187a99ed0f89259f757c98fe9fa99 (1719757)</text:p>
          </table:table-cell>
        </table:table-row>
        <table:table-row table:style-name="ro1">
          <table:table-cell/>
          <table:table-cell office:value-type="string" calcext:value-type="string">
            <text:p>0xf8ae3fede2ebc062f89185c3c5c2ac57742f09a87c3b3cc5473e9c6421ae87fc (1719767)</text:p>
          </table:table-cell>
        </table:table-row>
        <table:table-row table:style-name="ro1">
          <table:table-cell/>
          <table:table-cell office:value-type="string" calcext:value-type="string">
            <text:p>0xec33a1a3e6ab31043f64e362c1be15db826516c8ad5dacdac307484fe9d31044 (1719771)</text:p>
          </table:table-cell>
        </table:table-row>
        <table:table-row table:style-name="ro1">
          <table:table-cell/>
          <table:table-cell office:value-type="string" calcext:value-type="string">
            <text:p>0x4443982941480ee6aee762de1f7c0a78bf52b75d5d9bbdbac6dcada8c1e70b27 (1719773)</text:p>
          </table:table-cell>
        </table:table-row>
        <table:table-row table:style-name="ro1">
          <table:table-cell/>
          <table:table-cell office:value-type="string" calcext:value-type="string">
            <text:p>0xad007fce5e2a6411047212f6033ba99920ad3f15900c7a1d63f284db20f9990f (1719777)</text:p>
          </table:table-cell>
        </table:table-row>
        <table:table-row table:style-name="ro1">
          <table:table-cell/>
          <table:table-cell office:value-type="string" calcext:value-type="string">
            <text:p>0xa149a1f7418c9e5b3ff36be8e2eb907e831db89a5c938b12feee8ac7d5b4b5b4 (1719783)</text:p>
          </table:table-cell>
        </table:table-row>
        <table:table-row table:style-name="ro1">
          <table:table-cell/>
          <table:table-cell office:value-type="string" calcext:value-type="string">
            <text:p>0xea129b7fdd3ecbeabd9c3a0309adc708075ac3e0764cfd100f07b0008754b57f (1719787)</text:p>
          </table:table-cell>
        </table:table-row>
        <table:table-row table:style-name="ro1">
          <table:table-cell/>
          <table:table-cell office:value-type="string" calcext:value-type="string">
            <text:p>0xc53036a44060785a4ad11d844b6621c8e267beee626ec46a51cc60ec60c7d046 (1719789)</text:p>
          </table:table-cell>
        </table:table-row>
        <table:table-row table:style-name="ro1">
          <table:table-cell/>
          <table:table-cell office:value-type="string" calcext:value-type="string">
            <text:p>0x27a4bca1218f72468841cefa1fb1f7fd7e6b43a11cb3731a2787fb9e2b13dbe9 (1719792)</text:p>
          </table:table-cell>
        </table:table-row>
        <table:table-row table:style-name="ro1">
          <table:table-cell/>
          <table:table-cell office:value-type="string" calcext:value-type="string">
            <text:p>0x8120ed9817b207101586391be2495beb5d5d30fa9f4516459223e60288090161 (1719794)</text:p>
          </table:table-cell>
        </table:table-row>
        <table:table-row table:style-name="ro1">
          <table:table-cell/>
          <table:table-cell office:value-type="string" calcext:value-type="string">
            <text:p>0x06a36e829cdcf3b7141838653f4f2a46a8f8f4cc494cd3eca2a4c692f58803fd (1719799)</text:p>
          </table:table-cell>
        </table:table-row>
        <table:table-row table:style-name="ro1">
          <table:table-cell/>
          <table:table-cell office:value-type="string" calcext:value-type="string">
            <text:p>0xa10b56f9dbcc2c5123bee2d7baf215514619efb497c9bf42e09b877e9061245e (1719802)</text:p>
          </table:table-cell>
        </table:table-row>
        <table:table-row table:style-name="ro1">
          <table:table-cell/>
          <table:table-cell office:value-type="string" calcext:value-type="string">
            <text:p>0xaf7c5c2df81f3b5c7af4b8eff13088c4cb272f08379d7efeb170bc5a76c0fb12 (1719808)</text:p>
          </table:table-cell>
        </table:table-row>
        <table:table-row table:style-name="ro1">
          <table:table-cell/>
          <table:table-cell office:value-type="string" calcext:value-type="string">
            <text:p>0x50ce275c578d7b37ba3d9a16302896f10efada9bb0ff6a29183051a4295249bf (1719811)</text:p>
          </table:table-cell>
        </table:table-row>
        <table:table-row table:style-name="ro1">
          <table:table-cell/>
          <table:table-cell office:value-type="string" calcext:value-type="string">
            <text:p>0xd07be3b4058db042910bf987f148cad2c842b3e1ba02223904320eecde689039 (1719814)</text:p>
          </table:table-cell>
        </table:table-row>
        <table:table-row table:style-name="ro1">
          <table:table-cell/>
          <table:table-cell office:value-type="string" calcext:value-type="string">
            <text:p>0xccb710539bc2c02eb7862fa5be227e682411676e229c3d2dae27fe72802e8997 (1719822)</text:p>
          </table:table-cell>
        </table:table-row>
        <table:table-row table:style-name="ro1">
          <table:table-cell/>
          <table:table-cell office:value-type="string" calcext:value-type="string">
            <text:p>0xa8d4a80399f805aab582daa561beab8f23e46eccbdb57a07f054413b353cc4b7 (1719837)</text:p>
          </table:table-cell>
        </table:table-row>
        <table:table-row table:style-name="ro1">
          <table:table-cell/>
          <table:table-cell office:value-type="string" calcext:value-type="string">
            <text:p>0xb7897b82bdf1e251f06bffd683235f5cdd3842b88b50e4a16b24c6840e466e4a (1719852)</text:p>
          </table:table-cell>
        </table:table-row>
        <table:table-row table:style-name="ro1">
          <table:table-cell/>
          <table:table-cell office:value-type="string" calcext:value-type="string">
            <text:p>0x6b7569eb5748cdf7dee2a63022b39ee089cbe007b855bb28b2f2a43a59500426 (1719869)</text:p>
          </table:table-cell>
        </table:table-row>
        <table:table-row table:style-name="ro1">
          <table:table-cell/>
          <table:table-cell office:value-type="string" calcext:value-type="string">
            <text:p>0xcdd982400f5a4078f831bd2a8dbbe06db52f8471cdf64611551878fa07b157f7 (1719874)</text:p>
          </table:table-cell>
        </table:table-row>
        <table:table-row table:style-name="ro1">
          <table:table-cell/>
          <table:table-cell office:value-type="string" calcext:value-type="string">
            <text:p>0x3951c8b82017a5be592df65e253e97d4b9e8c61ec03712e471fa965a871d69f2 (1719887)</text:p>
          </table:table-cell>
        </table:table-row>
        <table:table-row table:style-name="ro1">
          <table:table-cell/>
          <table:table-cell office:value-type="string" calcext:value-type="string">
            <text:p>0x017ba400ba752bddfb9b976787af3631f646070f21649957998c4ab7079b7e83 (1719892)</text:p>
          </table:table-cell>
        </table:table-row>
        <table:table-row table:style-name="ro1">
          <table:table-cell/>
          <table:table-cell office:value-type="string" calcext:value-type="string">
            <text:p>0xd26994316c99b028baeb8784fe0c6ebaf04b9de713903f7fd0a9bc598c92596a (1719899)</text:p>
          </table:table-cell>
        </table:table-row>
        <table:table-row table:style-name="ro1">
          <table:table-cell/>
          <table:table-cell office:value-type="string" calcext:value-type="string">
            <text:p>0x4235e44d634f09e7d3df7db986fefa149d9431f2d4a83c457ed0b4f05f5ef39f (1719902)</text:p>
          </table:table-cell>
        </table:table-row>
        <table:table-row table:style-name="ro1">
          <table:table-cell/>
          <table:table-cell office:value-type="string" calcext:value-type="string">
            <text:p>0x398645e0131cb1c23400f861908ab9c6c0d44b4e2677c0094a09c3fe46f8d1e4 (1719913)</text:p>
          </table:table-cell>
        </table:table-row>
        <table:table-row table:style-name="ro1">
          <table:table-cell/>
          <table:table-cell office:value-type="string" calcext:value-type="string">
            <text:p>0xfa139bb524e89f128a4d6bbdcb73af01e26fd9f94763ef56c8e9c6cea226ef07 (1719921)</text:p>
          </table:table-cell>
        </table:table-row>
        <table:table-row table:style-name="ro1">
          <table:table-cell/>
          <table:table-cell office:value-type="string" calcext:value-type="string">
            <text:p>0x9ff0a13d93d2c44c04328a2ecdd928d079667bd7da8b8b181cce011bd628cfca (1719926)</text:p>
          </table:table-cell>
        </table:table-row>
        <table:table-row table:style-name="ro1">
          <table:table-cell/>
          <table:table-cell office:value-type="string" calcext:value-type="string">
            <text:p>0x18cba0f0a8198ce67c30718f1e092d794f8b1d0c98520d1be5a146531ef70469 (1719947)</text:p>
          </table:table-cell>
        </table:table-row>
        <table:table-row table:style-name="ro1">
          <table:table-cell/>
          <table:table-cell office:value-type="string" calcext:value-type="string">
            <text:p>0x27bb885db1f95c742347cd06434c3a3804c752b14182f4f1140028f190db7ef5 (1719954)</text:p>
          </table:table-cell>
        </table:table-row>
        <table:table-row table:style-name="ro1">
          <table:table-cell/>
          <table:table-cell office:value-type="string" calcext:value-type="string">
            <text:p>0x3ea35d970ab932d855fac3e119a8138887a54ca523832b4db4e26806c5f789a8 (1719965)</text:p>
          </table:table-cell>
        </table:table-row>
        <table:table-row table:style-name="ro1">
          <table:table-cell/>
          <table:table-cell office:value-type="string" calcext:value-type="string">
            <text:p>0xa3f059df40a84561603fce47b9e05eb694997687f0889f7d6ff700b5b609639c (1719967)</text:p>
          </table:table-cell>
        </table:table-row>
        <table:table-row table:style-name="ro1">
          <table:table-cell/>
          <table:table-cell office:value-type="string" calcext:value-type="string">
            <text:p>0x7c0d03d00713f3417fcd756f9247881282b13bc1a6574592850a4608c7c1f644 (1719969)</text:p>
          </table:table-cell>
        </table:table-row>
        <table:table-row table:style-name="ro1">
          <table:table-cell/>
          <table:table-cell office:value-type="string" calcext:value-type="string">
            <text:p>0xc822c1f149cbac4b0dcb280c3df7c5e10e80339211bc5e330326391fe769d072 (1719971)</text:p>
          </table:table-cell>
        </table:table-row>
        <table:table-row table:style-name="ro1">
          <table:table-cell/>
          <table:table-cell office:value-type="string" calcext:value-type="string">
            <text:p>0x6738164502f3e1fe1ff59ea35e21df28090c9e854ebdaf84a97616e4bfd73918 (1719976)</text:p>
          </table:table-cell>
        </table:table-row>
        <table:table-row table:style-name="ro1">
          <table:table-cell/>
          <table:table-cell office:value-type="string" calcext:value-type="string">
            <text:p>0x4468d237e903ccbe380625ae3bc3d6f472f7f928524a0d98d78fa396af095062 (1719979)</text:p>
          </table:table-cell>
        </table:table-row>
        <table:table-row table:style-name="ro1">
          <table:table-cell/>
          <table:table-cell office:value-type="string" calcext:value-type="string">
            <text:p>0x09b8d101c5f5f355eaf986361c523e4a697988f11d3733540d088723406d46b7 (1720002)</text:p>
          </table:table-cell>
        </table:table-row>
        <table:table-row table:style-name="ro1">
          <table:table-cell/>
          <table:table-cell office:value-type="string" calcext:value-type="string">
            <text:p>0x6fa520d4abe9f8cb2cf85272b7eb8421bab5da50a164285a596f121b6bd3e24f (1720006)</text:p>
          </table:table-cell>
        </table:table-row>
        <table:table-row table:style-name="ro1">
          <table:table-cell/>
          <table:table-cell office:value-type="string" calcext:value-type="string">
            <text:p>0x95232c99dfca2c5a1b31f717fb7414cf359e29324a4576cb6cf8d429d15fe76f (1720024)</text:p>
          </table:table-cell>
        </table:table-row>
        <table:table-row table:style-name="ro1">
          <table:table-cell/>
          <table:table-cell office:value-type="string" calcext:value-type="string">
            <text:p>0x0faf15820e402a3451d00d5adc42637bdbe45e0041a01e2fbb7b449fd3266e93 (1720032)</text:p>
          </table:table-cell>
        </table:table-row>
        <table:table-row table:style-name="ro1">
          <table:table-cell/>
          <table:table-cell office:value-type="string" calcext:value-type="string">
            <text:p>0xb5d5e0e93a821039abb2f8742fcde166b1df0f3d399a2490ea547956f1fc97ec (1720056)</text:p>
          </table:table-cell>
        </table:table-row>
        <table:table-row table:style-name="ro1">
          <table:table-cell/>
          <table:table-cell office:value-type="string" calcext:value-type="string">
            <text:p>0x45f7659c878434b0746b9522d86491a51e772577a7ecde824e00cbed433971d8 (1720075)</text:p>
          </table:table-cell>
        </table:table-row>
        <table:table-row table:style-name="ro1">
          <table:table-cell/>
          <table:table-cell office:value-type="string" calcext:value-type="string">
            <text:p>0x08bbd0d8775bd39424456f1eeb338510d034bb9affdba66a18b2e91ca762b2e0 (1720079)</text:p>
          </table:table-cell>
        </table:table-row>
        <table:table-row table:style-name="ro1">
          <table:table-cell/>
          <table:table-cell office:value-type="string" calcext:value-type="string">
            <text:p>0x17cef17305a83c3f5da68ab520284ebc156f77713ca21f9c9b9a51855d44f7f3 (1720093)</text:p>
          </table:table-cell>
        </table:table-row>
        <table:table-row table:style-name="ro1">
          <table:table-cell/>
          <table:table-cell office:value-type="string" calcext:value-type="string">
            <text:p>0xb6eaec6d0bdec5a2e5a546be0fb6e2b51f444a19ab15e880ceda57857bacde6d (1720104)</text:p>
          </table:table-cell>
        </table:table-row>
        <table:table-row table:style-name="ro1">
          <table:table-cell/>
          <table:table-cell office:value-type="string" calcext:value-type="string">
            <text:p>0x76bb20058b74a650a274530b7e66f251c55d999ed8caef3356e998b745a7f304 (1720122)</text:p>
          </table:table-cell>
        </table:table-row>
        <table:table-row table:style-name="ro1">
          <table:table-cell/>
          <table:table-cell office:value-type="string" calcext:value-type="string">
            <text:p>0x81b05096c1feadbfe9fd46a1893ff65c240286a2dddde64ffbdb0b2941fa7c31 (1720133)</text:p>
          </table:table-cell>
        </table:table-row>
        <table:table-row table:style-name="ro1">
          <table:table-cell/>
          <table:table-cell office:value-type="string" calcext:value-type="string">
            <text:p>0x74a01998b8d00687f176dc2199f745f10cf515401ef3be769debd9142372687e (1720138)</text:p>
          </table:table-cell>
        </table:table-row>
        <table:table-row table:style-name="ro1">
          <table:table-cell/>
          <table:table-cell office:value-type="string" calcext:value-type="string">
            <text:p>0xd224e2d45eb61dad5fc2206b8ba7f477096e8343d1bfb6a1df97855bbe70ee24 (1720146)</text:p>
          </table:table-cell>
        </table:table-row>
        <table:table-row table:style-name="ro1">
          <table:table-cell/>
          <table:table-cell office:value-type="string" calcext:value-type="string">
            <text:p>0xc0618f1fd5180597298dd15854cdac9f4f01b5d986e574da0dcc6d2ba1bc15cd (1720157)</text:p>
          </table:table-cell>
        </table:table-row>
        <table:table-row table:style-name="ro1">
          <table:table-cell/>
          <table:table-cell office:value-type="string" calcext:value-type="string">
            <text:p>0x013de2308aeacadfe76c9c65a14a07c1ed13cffd7e29174245203435fbe787dd (1720160)</text:p>
          </table:table-cell>
        </table:table-row>
        <table:table-row table:style-name="ro1">
          <table:table-cell/>
          <table:table-cell office:value-type="string" calcext:value-type="string">
            <text:p>0x2ae4e6b7535a0d788dceea2df43e63241f118b5f36d5c9606082a52636f87dd4 (1720163)</text:p>
          </table:table-cell>
        </table:table-row>
        <table:table-row table:style-name="ro1">
          <table:table-cell/>
          <table:table-cell office:value-type="string" calcext:value-type="string">
            <text:p>0x0200b68568125adba79c1ee932d2fd63a01bfe0b43ee303d1c21f8b63d49a15a (1720166)</text:p>
          </table:table-cell>
        </table:table-row>
        <table:table-row table:style-name="ro1">
          <table:table-cell/>
          <table:table-cell office:value-type="string" calcext:value-type="string">
            <text:p>0xc65fea9583d3510282a1b7fdd5ba2bbc1259f1f2936c65eac9a1f71234c70040 (1720171)</text:p>
          </table:table-cell>
        </table:table-row>
        <table:table-row table:style-name="ro1">
          <table:table-cell/>
          <table:table-cell office:value-type="string" calcext:value-type="string">
            <text:p>0x307548b214f9f022d39a5f466f9ac13841b18bbf8a09de383a5e264210e0dfa0 (1720174)</text:p>
          </table:table-cell>
        </table:table-row>
        <table:table-row table:style-name="ro1">
          <table:table-cell/>
          <table:table-cell office:value-type="string" calcext:value-type="string">
            <text:p>0xc4d2815617f82a69efd9c96fcc57e3700f437fdee67cb5b3560a717b952e1b80 (1720177)</text:p>
          </table:table-cell>
        </table:table-row>
        <table:table-row table:style-name="ro1">
          <table:table-cell/>
          <table:table-cell office:value-type="string" calcext:value-type="string">
            <text:p>0x8471497131d77305416c760ebfed2b6d653c2066c51dac58c6551dcc7dfb3350 (1720231)</text:p>
          </table:table-cell>
        </table:table-row>
        <table:table-row table:style-name="ro1">
          <table:table-cell/>
          <table:table-cell office:value-type="string" calcext:value-type="string">
            <text:p>0xa348da60799bff3ca804b3e49c96edebea44c5728a97f64bec3e21056d42f6e3 (1720245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ankPay</text:p>
          </table:table-cell>
          <table:table-cell table:style-name="ce2" office:value-type="string" calcext:value-type="string">
            <text:p>0xc5918a927c4fb83fe99e30d6f66707f4b396900e</text:p>
          </table:table-cell>
        </table:table-row>
        <table:table-row table:style-name="ro1">
          <table:table-cell/>
          <table:table-cell office:value-type="string" calcext:value-type="string">
            <text:p>0x84033e0c908cab415359b5a1a54289a533b20b8450836ceb13190848c2aac6a8 (6467246)</text:p>
          </table:table-cell>
        </table:table-row>
        <table:table-row table:style-name="ro1">
          <table:table-cell/>
          <table:table-cell office:value-type="string" calcext:value-type="string">
            <text:p>0x21e9d20b57f6ae60dac23466c8395d47f42dc24628e5a31f224567a2b4effa88 (6467248)</text:p>
          </table:table-cell>
        </table:table-row>
        <table:table-row table:style-name="ro1">
          <table:table-cell/>
          <table:table-cell office:value-type="string" calcext:value-type="string">
            <text:p>0xf95e87181d4f0ca831c15e3f401818d06b7c3a281fbccd9544a4669133078099 (6467258)</text:p>
          </table:table-cell>
        </table:table-row>
        <table:table-row table:style-name="ro1">
          <table:table-cell/>
          <table:table-cell office:value-type="string" calcext:value-type="string">
            <text:p>0x2228e2ac9fe71f517eec12e4d9d68217c725ef21bb407c82d1dda00709137ac1 (6467270)</text:p>
          </table:table-cell>
        </table:table-row>
        <table:table-row table:style-name="ro1">
          <table:table-cell/>
          <table:table-cell office:value-type="string" calcext:value-type="string">
            <text:p>0x41af661b529967c83dd61e489a0a0728378fb74a961f15b2c800637fe332c6bc (6468208)</text:p>
          </table:table-cell>
        </table:table-row>
        <table:table-row table:style-name="ro1">
          <table:table-cell/>
          <table:table-cell office:value-type="string" calcext:value-type="string">
            <text:p>0xf120b79aa0af659d23b9824f6a68c8ccfb63cfd63b5e45f8658cee558935b45d (6471261)</text:p>
          </table:table-cell>
        </table:table-row>
        <table:table-row table:style-name="ro1">
          <table:table-cell/>
          <table:table-cell office:value-type="string" calcext:value-type="string">
            <text:p>0xd8d5a14f57925db1b745e2b4427c4fc1d5a59587a6c9288c3b772d7533a68876 (6472826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00/00/0000</text:date>, <text:time style:data-style-name="N2" text:time-value="11:28:37.684620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0:25:07.843964220</meta:creation-date>
    <meta:generator>LibreOffice/5.1.6.2$Linux_X86_64 LibreOffice_project/10m0$Build-2</meta:generator>
    <dc:date>2021-02-23T11:38:29.050585368</dc:date>
    <meta:editing-duration>PT28M12S</meta:editing-duration>
    <meta:editing-cycles>11</meta:editing-cycles>
    <meta:document-statistic meta:table-count="1" meta:cell-count="131" meta:object-count="0"/>
  </office:meta>
</office:document-meta>
</file>